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5cm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draw:marker-start-width="0.95cm" draw:marker-end-width="0.95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style:font-size-asian="60pt"/>
    </style:style>
    <style:style style:name="P6" style:family="paragraph">
      <style:paragraph-properties fo:text-align="center"/>
      <style:text-properties style:font-size-asian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2.067cm" svg:height="2.368cm" svg:x="2.533cm" svg:y="1.8cm">
          <draw:text-box>
            <text:p><text:span text:style-name="T1">いまなんじ？</text:span></text:p>
          </draw:text-box>
        </draw:frame>
        <draw:custom-shape draw:style-name="gr2" draw:text-style-name="P2" draw:layer="layout" svg:width="15.5cm" svg:height="15.5cm" svg:x="3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2" draw:layer="layout" svg:width="-3.799cm" svg:height="-5.599cm" svg:x="14.6cm" svg:y="14.2cm" svg:viewBox="0 0 -3800 -5600" draw:points="0,0 3800,0 3800,5600">
          <text:p/>
        </draw:polyline>
        <draw:frame draw:style-name="gr4" draw:text-style-name="P3" draw:layer="layout" svg:width="1.963cm" svg:height="1.926cm" svg:x="6.1cm" svg:y="7.674cm">
          <draw:text-box>
            <text:p text:style-name="P3"><text:span text:style-name="T2">11</text:span></text:p>
          </draw:text-box>
        </draw:frame>
        <draw:frame draw:style-name="gr4" draw:text-style-name="P3" draw:layer="layout" svg:width="2.068cm" svg:height="1.926cm" svg:x="3.932cm" svg:y="9.9cm">
          <draw:text-box>
            <text:p text:style-name="P3"><text:span text:style-name="T2">10</text:span></text:p>
          </draw:text-box>
        </draw:frame>
        <draw:frame draw:style-name="gr4" draw:text-style-name="P3" draw:layer="layout" svg:width="1.285cm" svg:height="1.926cm" svg:x="4cm" svg:y="16.174cm">
          <draw:text-box>
            <text:p text:style-name="P3"><text:span text:style-name="T2">8</text:span></text:p>
          </draw:text-box>
        </draw:frame>
        <draw:frame draw:style-name="gr4" draw:text-style-name="P3" draw:layer="layout" svg:width="1.285cm" svg:height="1.926cm" svg:x="6.532cm" svg:y="18.974cm">
          <draw:text-box>
            <text:p text:style-name="P3"><text:span text:style-name="T2">7</text:span></text:p>
          </draw:text-box>
        </draw:frame>
        <draw:frame draw:style-name="gr5" draw:text-style-name="P3" draw:layer="layout" svg:width="1.285cm" svg:height="1.9cm" svg:x="13.8cm" svg:y="18.8cm">
          <draw:text-box>
            <text:p text:style-name="P3"><text:span text:style-name="T2">5</text:span></text:p>
          </draw:text-box>
        </draw:frame>
        <draw:frame draw:style-name="gr4" draw:text-style-name="P3" draw:layer="layout" svg:width="1.285cm" svg:height="1.926cm" svg:x="15.915cm" svg:y="16.474cm">
          <draw:text-box>
            <text:p text:style-name="P3"><text:span text:style-name="T2">4</text:span></text:p>
          </draw:text-box>
        </draw:frame>
        <draw:frame draw:style-name="gr6" draw:text-style-name="P3" draw:layer="layout" svg:width="1.285cm" svg:height="2.1cm" svg:x="15.9cm" svg:y="9.8cm">
          <draw:text-box>
            <text:p text:style-name="P3"><text:span text:style-name="T2">2</text:span></text:p>
          </draw:text-box>
        </draw:frame>
        <draw:frame draw:style-name="gr6" draw:text-style-name="P3" draw:layer="layout" svg:width="1.285cm" svg:height="2.1cm" svg:x="13.8cm" svg:y="7.4cm">
          <draw:text-box>
            <text:p text:style-name="P3"><text:span text:style-name="T2">1</text:span></text:p>
          </draw:text-box>
        </draw:frame>
        <draw:frame draw:style-name="gr4" draw:text-style-name="P3" draw:layer="layout" svg:width="1.285cm" svg:height="1.926cm" svg:x="3.132cm" svg:y="13.174cm">
          <draw:text-box>
            <text:p text:style-name="P3"><text:span text:style-name="T2">9</text:span></text:p>
          </draw:text-box>
        </draw:frame>
        <draw:frame draw:style-name="gr4" draw:text-style-name="P3" draw:layer="layout" svg:width="1.285cm" svg:height="1.926cm" svg:x="16.9cm" svg:y="13.1cm">
          <draw:text-box>
            <text:p text:style-name="P3"><text:span text:style-name="T2">3</text:span></text:p>
          </draw:text-box>
        </draw:frame>
        <draw:frame draw:style-name="gr4" draw:text-style-name="P3" draw:layer="layout" svg:width="1.285cm" svg:height="1.926cm" svg:x="10.25cm" svg:y="19.917cm">
          <draw:text-box>
            <text:p text:style-name="P3"><text:span text:style-name="T2">6</text:span></text:p>
          </draw:text-box>
        </draw:frame>
        <draw:frame draw:style-name="gr4" draw:text-style-name="P3" draw:layer="layout" svg:width="2.068cm" svg:height="1.926cm" svg:x="9.6cm" svg:y="6.5cm">
          <draw:text-box>
            <text:p text:style-name="P3"><text:span text:style-name="T2">12</text:span></text:p>
          </draw:text-box>
        </draw:frame>
        <draw:custom-shape draw:style-name="gr7" draw:text-style-name="P4" draw:layer="layout" svg:width="16.5cm" svg:height="5cm" svg:x="2.3cm" svg:y="23.5cm">
          <text:p text:style-name="P2"><text:span text:style-name="T3">　　　　じ　　　　　　　　ふん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">
        <draw:frame draw:style-name="gr1" draw:text-style-name="P1" draw:layer="layout" svg:width="12.067cm" svg:height="2.368cm" svg:x="2.533cm" svg:y="1.8cm">
          <draw:text-box>
            <text:p text:style-name="P5"><text:span text:style-name="T1">いまなんじ？</text:span></text:p>
          </draw:text-box>
        </draw:frame>
        <draw:custom-shape draw:style-name="gr2" draw:text-style-name="P2" draw:layer="layout" svg:width="15.5cm" svg:height="15.5cm" svg:x="3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2" draw:layer="layout" svg:width="-8.099cm" svg:height="-2.999cm" svg:x="15.6cm" svg:y="14.2cm" svg:viewBox="0 0 -8100 -3000" draw:points="8100,2400 4800,0 0,3000">
          <text:p/>
        </draw:polyline>
        <draw:frame draw:style-name="gr4" draw:text-style-name="P3" draw:layer="layout" svg:width="1.963cm" svg:height="1.926cm" svg:x="6.1cm" svg:y="7.674cm">
          <draw:text-box>
            <text:p text:style-name="P3"><text:span text:style-name="T2">11</text:span></text:p>
          </draw:text-box>
        </draw:frame>
        <draw:frame draw:style-name="gr4" draw:text-style-name="P3" draw:layer="layout" svg:width="2.068cm" svg:height="1.926cm" svg:x="3.932cm" svg:y="9.9cm">
          <draw:text-box>
            <text:p text:style-name="P3"><text:span text:style-name="T2">10</text:span></text:p>
          </draw:text-box>
        </draw:frame>
        <draw:frame draw:style-name="gr4" draw:text-style-name="P3" draw:layer="layout" svg:width="1.285cm" svg:height="1.926cm" svg:x="4cm" svg:y="16.174cm">
          <draw:text-box>
            <text:p text:style-name="P3"><text:span text:style-name="T2">8</text:span></text:p>
          </draw:text-box>
        </draw:frame>
        <draw:frame draw:style-name="gr4" draw:text-style-name="P3" draw:layer="layout" svg:width="1.285cm" svg:height="1.926cm" svg:x="6.532cm" svg:y="18.974cm">
          <draw:text-box>
            <text:p text:style-name="P3"><text:span text:style-name="T2">7</text:span></text:p>
          </draw:text-box>
        </draw:frame>
        <draw:frame draw:style-name="gr5" draw:text-style-name="P3" draw:layer="layout" svg:width="1.285cm" svg:height="1.9cm" svg:x="13.8cm" svg:y="18.8cm">
          <draw:text-box>
            <text:p text:style-name="P3"><text:span text:style-name="T2">5</text:span></text:p>
          </draw:text-box>
        </draw:frame>
        <draw:frame draw:style-name="gr4" draw:text-style-name="P3" draw:layer="layout" svg:width="1.285cm" svg:height="1.926cm" svg:x="15.915cm" svg:y="16.474cm">
          <draw:text-box>
            <text:p text:style-name="P3"><text:span text:style-name="T2">4</text:span></text:p>
          </draw:text-box>
        </draw:frame>
        <draw:frame draw:style-name="gr6" draw:text-style-name="P3" draw:layer="layout" svg:width="1.285cm" svg:height="2.1cm" svg:x="15.9cm" svg:y="9.8cm">
          <draw:text-box>
            <text:p text:style-name="P3"><text:span text:style-name="T2">2</text:span></text:p>
          </draw:text-box>
        </draw:frame>
        <draw:frame draw:style-name="gr6" draw:text-style-name="P3" draw:layer="layout" svg:width="1.285cm" svg:height="2.1cm" svg:x="13.8cm" svg:y="7.4cm">
          <draw:text-box>
            <text:p text:style-name="P3"><text:span text:style-name="T2">1</text:span></text:p>
          </draw:text-box>
        </draw:frame>
        <draw:frame draw:style-name="gr4" draw:text-style-name="P3" draw:layer="layout" svg:width="1.285cm" svg:height="1.926cm" svg:x="3.132cm" svg:y="13.174cm">
          <draw:text-box>
            <text:p text:style-name="P3"><text:span text:style-name="T2">9</text:span></text:p>
          </draw:text-box>
        </draw:frame>
        <draw:frame draw:style-name="gr4" draw:text-style-name="P3" draw:layer="layout" svg:width="1.285cm" svg:height="1.926cm" svg:x="16.9cm" svg:y="13.1cm">
          <draw:text-box>
            <text:p text:style-name="P3"><text:span text:style-name="T2">3</text:span></text:p>
          </draw:text-box>
        </draw:frame>
        <draw:frame draw:style-name="gr4" draw:text-style-name="P3" draw:layer="layout" svg:width="1.285cm" svg:height="1.926cm" svg:x="10.25cm" svg:y="19.917cm">
          <draw:text-box>
            <text:p text:style-name="P3"><text:span text:style-name="T2">6</text:span></text:p>
          </draw:text-box>
        </draw:frame>
        <draw:frame draw:style-name="gr4" draw:text-style-name="P3" draw:layer="layout" svg:width="2.068cm" svg:height="1.926cm" svg:x="9.6cm" svg:y="6.5cm">
          <draw:text-box>
            <text:p text:style-name="P3"><text:span text:style-name="T2">12</text:span></text:p>
          </draw:text-box>
        </draw:frame>
        <draw:custom-shape draw:style-name="gr7" draw:text-style-name="P4" draw:layer="layout" svg:width="16.5cm" svg:height="5cm" svg:x="2.3cm" svg:y="23.5cm">
          <text:p text:style-name="P6"><text:span text:style-name="T3">　　　　じ　　　　　　　　ふん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frame draw:style-name="gr1" draw:text-style-name="P1" draw:layer="layout" svg:width="12.067cm" svg:height="2.368cm" svg:x="2.533cm" svg:y="1.8cm">
          <draw:text-box>
            <text:p text:style-name="P5"><text:span text:style-name="T1">いまなんじ？</text:span></text:p>
          </draw:text-box>
        </draw:frame>
        <draw:custom-shape draw:style-name="gr2" draw:text-style-name="P2" draw:layer="layout" svg:width="15.5cm" svg:height="15.5cm" svg:x="3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963cm" svg:height="1.926cm" svg:x="6.1cm" svg:y="7.674cm">
          <draw:text-box>
            <text:p text:style-name="P3"><text:span text:style-name="T2">11</text:span></text:p>
          </draw:text-box>
        </draw:frame>
        <draw:frame draw:style-name="gr4" draw:text-style-name="P3" draw:layer="layout" svg:width="2.068cm" svg:height="1.926cm" svg:x="3.932cm" svg:y="9.9cm">
          <draw:text-box>
            <text:p text:style-name="P3"><text:span text:style-name="T2">10</text:span></text:p>
          </draw:text-box>
        </draw:frame>
        <draw:frame draw:style-name="gr4" draw:text-style-name="P3" draw:layer="layout" svg:width="1.285cm" svg:height="1.926cm" svg:x="4cm" svg:y="16.174cm">
          <draw:text-box>
            <text:p text:style-name="P3"><text:span text:style-name="T2">8</text:span></text:p>
          </draw:text-box>
        </draw:frame>
        <draw:frame draw:style-name="gr4" draw:text-style-name="P3" draw:layer="layout" svg:width="1.285cm" svg:height="1.926cm" svg:x="6.532cm" svg:y="18.974cm">
          <draw:text-box>
            <text:p text:style-name="P3"><text:span text:style-name="T2">7</text:span></text:p>
          </draw:text-box>
        </draw:frame>
        <draw:frame draw:style-name="gr5" draw:text-style-name="P3" draw:layer="layout" svg:width="1.285cm" svg:height="1.9cm" svg:x="13.8cm" svg:y="18.8cm">
          <draw:text-box>
            <text:p text:style-name="P3"><text:span text:style-name="T2">5</text:span></text:p>
          </draw:text-box>
        </draw:frame>
        <draw:frame draw:style-name="gr4" draw:text-style-name="P3" draw:layer="layout" svg:width="1.285cm" svg:height="1.926cm" svg:x="15.915cm" svg:y="16.474cm">
          <draw:text-box>
            <text:p text:style-name="P3"><text:span text:style-name="T2">4</text:span></text:p>
          </draw:text-box>
        </draw:frame>
        <draw:frame draw:style-name="gr6" draw:text-style-name="P3" draw:layer="layout" svg:width="1.285cm" svg:height="2.1cm" svg:x="15.9cm" svg:y="9.8cm">
          <draw:text-box>
            <text:p text:style-name="P3"><text:span text:style-name="T2">2</text:span></text:p>
          </draw:text-box>
        </draw:frame>
        <draw:frame draw:style-name="gr6" draw:text-style-name="P3" draw:layer="layout" svg:width="1.285cm" svg:height="2.1cm" svg:x="13.8cm" svg:y="7.4cm">
          <draw:text-box>
            <text:p text:style-name="P3"><text:span text:style-name="T2">1</text:span></text:p>
          </draw:text-box>
        </draw:frame>
        <draw:frame draw:style-name="gr4" draw:text-style-name="P3" draw:layer="layout" svg:width="1.285cm" svg:height="1.926cm" svg:x="3.132cm" svg:y="13.174cm">
          <draw:text-box>
            <text:p text:style-name="P3"><text:span text:style-name="T2">9</text:span></text:p>
          </draw:text-box>
        </draw:frame>
        <draw:frame draw:style-name="gr4" draw:text-style-name="P3" draw:layer="layout" svg:width="1.285cm" svg:height="1.926cm" svg:x="16.9cm" svg:y="13.1cm">
          <draw:text-box>
            <text:p text:style-name="P3"><text:span text:style-name="T2">3</text:span></text:p>
          </draw:text-box>
        </draw:frame>
        <draw:frame draw:style-name="gr4" draw:text-style-name="P3" draw:layer="layout" svg:width="1.285cm" svg:height="1.926cm" svg:x="10.25cm" svg:y="19.917cm">
          <draw:text-box>
            <text:p text:style-name="P3"><text:span text:style-name="T2">6</text:span></text:p>
          </draw:text-box>
        </draw:frame>
        <draw:frame draw:style-name="gr4" draw:text-style-name="P3" draw:layer="layout" svg:width="2.068cm" svg:height="1.926cm" svg:x="9.6cm" svg:y="6.5cm">
          <draw:text-box>
            <text:p text:style-name="P3"><text:span text:style-name="T2">12</text:span></text:p>
          </draw:text-box>
        </draw:frame>
        <draw:custom-shape draw:style-name="gr7" draw:text-style-name="P4" draw:layer="layout" svg:width="16.5cm" svg:height="5cm" svg:x="2.3cm" svg:y="23.5cm">
          <text:p text:style-name="P6"><text:span text:style-name="T3">　</text:span><text:span text:style-name="T4">　１０</text:span><text:span text:style-name="T3">　　じ　　　</text:span><text:span text:style-name="T4">３０</text:span><text:span text:style-name="T3">　ふん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標準">
        <draw:frame draw:style-name="gr1" draw:text-style-name="P1" draw:layer="layout" svg:width="12.067cm" svg:height="2.368cm" svg:x="2.533cm" svg:y="1.8cm">
          <draw:text-box>
            <text:p text:style-name="P5"><text:span text:style-name="T1">いまなんじ？</text:span></text:p>
          </draw:text-box>
        </draw:frame>
        <draw:custom-shape draw:style-name="gr2" draw:text-style-name="P2" draw:layer="layout" svg:width="15.5cm" svg:height="15.5cm" svg:x="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963cm" svg:height="1.926cm" svg:x="6.1cm" svg:y="7.674cm">
          <draw:text-box>
            <text:p text:style-name="P3"><text:span text:style-name="T2">11</text:span></text:p>
          </draw:text-box>
        </draw:frame>
        <draw:frame draw:style-name="gr4" draw:text-style-name="P3" draw:layer="layout" svg:width="2.068cm" svg:height="1.926cm" svg:x="3.932cm" svg:y="9.9cm">
          <draw:text-box>
            <text:p text:style-name="P3"><text:span text:style-name="T2">10</text:span></text:p>
          </draw:text-box>
        </draw:frame>
        <draw:frame draw:style-name="gr4" draw:text-style-name="P3" draw:layer="layout" svg:width="1.285cm" svg:height="1.926cm" svg:x="4cm" svg:y="16.174cm">
          <draw:text-box>
            <text:p text:style-name="P3"><text:span text:style-name="T2">8</text:span></text:p>
          </draw:text-box>
        </draw:frame>
        <draw:frame draw:style-name="gr4" draw:text-style-name="P3" draw:layer="layout" svg:width="1.285cm" svg:height="1.926cm" svg:x="6.532cm" svg:y="18.974cm">
          <draw:text-box>
            <text:p text:style-name="P3"><text:span text:style-name="T2">7</text:span></text:p>
          </draw:text-box>
        </draw:frame>
        <draw:frame draw:style-name="gr5" draw:text-style-name="P3" draw:layer="layout" svg:width="1.285cm" svg:height="1.9cm" svg:x="13.8cm" svg:y="18.8cm">
          <draw:text-box>
            <text:p text:style-name="P3"><text:span text:style-name="T2">5</text:span></text:p>
          </draw:text-box>
        </draw:frame>
        <draw:frame draw:style-name="gr4" draw:text-style-name="P3" draw:layer="layout" svg:width="1.285cm" svg:height="1.926cm" svg:x="15.915cm" svg:y="16.474cm">
          <draw:text-box>
            <text:p text:style-name="P3"><text:span text:style-name="T2">4</text:span></text:p>
          </draw:text-box>
        </draw:frame>
        <draw:frame draw:style-name="gr6" draw:text-style-name="P3" draw:layer="layout" svg:width="1.285cm" svg:height="2.1cm" svg:x="15.9cm" svg:y="9.8cm">
          <draw:text-box>
            <text:p text:style-name="P3"><text:span text:style-name="T2">2</text:span></text:p>
          </draw:text-box>
        </draw:frame>
        <draw:frame draw:style-name="gr6" draw:text-style-name="P3" draw:layer="layout" svg:width="1.285cm" svg:height="2.1cm" svg:x="13.8cm" svg:y="7.4cm">
          <draw:text-box>
            <text:p text:style-name="P3"><text:span text:style-name="T2">1</text:span></text:p>
          </draw:text-box>
        </draw:frame>
        <draw:frame draw:style-name="gr4" draw:text-style-name="P3" draw:layer="layout" svg:width="1.285cm" svg:height="1.926cm" svg:x="3.132cm" svg:y="13.174cm">
          <draw:text-box>
            <text:p text:style-name="P3"><text:span text:style-name="T2">9</text:span></text:p>
          </draw:text-box>
        </draw:frame>
        <draw:frame draw:style-name="gr4" draw:text-style-name="P3" draw:layer="layout" svg:width="1.285cm" svg:height="1.926cm" svg:x="16.9cm" svg:y="13.1cm">
          <draw:text-box>
            <text:p text:style-name="P3"><text:span text:style-name="T2">3</text:span></text:p>
          </draw:text-box>
        </draw:frame>
        <draw:frame draw:style-name="gr4" draw:text-style-name="P3" draw:layer="layout" svg:width="1.285cm" svg:height="1.926cm" svg:x="10.25cm" svg:y="19.917cm">
          <draw:text-box>
            <text:p text:style-name="P3"><text:span text:style-name="T2">6</text:span></text:p>
          </draw:text-box>
        </draw:frame>
        <draw:frame draw:style-name="gr8" draw:text-style-name="P3" draw:layer="layout" svg:width="2.068cm" svg:height="3cm" svg:x="9.6cm" svg:y="6.5cm">
          <draw:text-box>
            <text:p text:style-name="P3"><text:span text:style-name="T2">12</text:span></text:p>
          </draw:text-box>
        </draw:frame>
        <draw:custom-shape draw:style-name="gr7" draw:text-style-name="P4" draw:layer="layout" svg:width="16.5cm" svg:height="5cm" svg:x="2.3cm" svg:y="23.5cm">
          <text:p text:style-name="P6"><text:span text:style-name="T3">　　　　じ　　　　　　　　ふん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19T10:27:37.07</meta:creation-date>
    <meta:print-date>2015-07-19T10:33:30.34</meta:print-date>
    <dc:date>2015-07-19T10:46:20.78</dc:date>
    <meta:editing-duration>PT3M33S</meta:editing-duration>
    <meta:editing-cycles>1</meta:editing-cycles>
    <meta:document-statistic meta:object-count="62"/>
    <meta:generator>LibreOffice/3.4$Win32 LibreOffice_project/340m1$Build-203</meta:generator>
  </office:meta>
</office:document-meta>
</file>